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67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1.71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436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2.455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2.021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02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2.63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039cm"/>
    </style:style>
    <style:style style:name="co26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2"/>
    <style:style style:name="ce2" style:family="table-cell" style:parent-style-name="Default" style:data-style-name="N112">
      <style:table-cell-properties fo:background-color="transparent"/>
    </style:style>
    <style:style style:name="ce3" style:family="table-cell" style:parent-style-name="Default" style:data-style-name="N112">
      <style:table-cell-properties fo:background-color="#afd095"/>
    </style:style>
    <style:style style:name="ce4" style:family="table-cell" style:parent-style-name="Default" style:data-style-name="N112">
      <style:table-cell-properties fo:background-color="#81aca6"/>
    </style:style>
    <style:style style:name="ce5" style:family="table-cell" style:parent-style-name="Default" style:data-style-name="N11">
      <style:table-cell-properties fo:background-color="#ffde59"/>
    </style:style>
    <style:style style:name="ce6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rdex-pr-ond-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0" table:number-columns-repeated="8" table:default-cell-style-name="ce1"/>
        <table:table-column table:style-name="co1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0" table:number-columns-repeated="6" table:default-cell-style-name="Default"/>
        <table:table-column table:style-name="co20" table:number-columns-repeated="16340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val_disp</text:p>
          </table:table-cell>
          <table:table-cell office:value-type="string" calcext:value-type="string">
            <text:p>eval_disp_lower</text:p>
          </table:table-cell>
          <table:table-cell office:value-type="string" calcext:value-type="string">
            <text:p>eval_disp_upper</text:p>
          </table:table-cell>
          <table:table-cell office:value-type="string" calcext:value-type="string">
            <text:p>attr_disp</text:p>
          </table:table-cell>
          <table:table-cell office:value-type="string" calcext:value-type="string">
            <text:p>attr_disp_lower</text:p>
          </table:table-cell>
          <table:table-cell office:value-type="string" calcext:value-type="string">
            <text:p>attr_disp_upper</text:p>
          </table:table-cell>
          <table:table-cell office:value-type="string" calcext:value-type="string">
            <text:p>attr_value</text:p>
          </table:table-cell>
          <table:table-cell office:value-type="string" calcext:value-type="string">
            <text:p>attr_logvalue</text:p>
          </table:table-cell>
          <table:table-cell office:value-type="string" calcext:value-type="string">
            <text:p>attr_rp</text:p>
          </table:table-cell>
          <table:table-cell office:value-type="string" calcext:value-type="string">
            <text:p>attr_rp_hist</text:p>
          </table:table-cell>
          <table:table-cell office:value-type="string" calcext:value-type="string">
            <text:p>attr_pr</text:p>
          </table:table-cell>
          <table:table-cell office:value-type="string" calcext:value-type="string">
            <text:p>attr_pr_lower</text:p>
          </table:table-cell>
          <table:table-cell office:value-type="string" calcext:value-type="string">
            <text:p>attr_pr_upper</text:p>
          </table:table-cell>
          <table:table-cell office:value-type="string" calcext:value-type="string">
            <text:p>attr_dI</text:p>
          </table:table-cell>
          <table:table-cell office:value-type="string" calcext:value-type="string">
            <text:p>attr_dI_lower</text:p>
          </table:table-cell>
          <table:table-cell office:value-type="string" calcext:value-type="string">
            <text:p>attr_dI_upper</text:p>
          </table:table-cell>
          <table:table-cell office:value-type="string" calcext:value-type="string">
            <text:p>attr_dlogI</text:p>
          </table:table-cell>
          <table:table-cell office:value-type="string" calcext:value-type="string">
            <text:p>attr_dlogI_lower</text:p>
          </table:table-cell>
          <table:table-cell office:value-type="string" calcext:value-type="string">
            <text:p>attr_dlogI_upper</text:p>
          </table:table-cell>
          <table:table-cell office:value-type="string" calcext:value-type="string">
            <text:p>attr_dI_chk</text:p>
          </table:table-cell>
          <table:table-cell table:number-columns-repeated="2" table:style-name="Default" office:value-type="string" calcext:value-type="string">
            <text:p>attr_dI_chk</text:p>
          </table:table-cell>
          <table:table-cell table:number-columns-repeated="3" table:style-name="Default" office:value-type="string" calcext:value-type="string">
            <text:p>abs_err</text:p>
          </table:table-cell>
          <table:table-cell table:number-columns-repeated="3" office:value-type="string" calcext:value-type="string">
            <text:p>%err</text:p>
          </table:table-cell>
          <table:table-cell office:value-type="string" calcext:value-type="string">
            <text:p>proj_pr</text:p>
          </table:table-cell>
          <table:table-cell office:value-type="string" calcext:value-type="string">
            <text:p>proj_pr_lower</text:p>
          </table:table-cell>
          <table:table-cell office:value-type="string" calcext:value-type="string">
            <text:p>proj_pr_upper</text:p>
          </table:table-cell>
          <table:table-cell office:value-type="string" calcext:value-type="string">
            <text:p>proj_dI</text:p>
          </table:table-cell>
          <table:table-cell office:value-type="string" calcext:value-type="string">
            <text:p>proj_dI_lower</text:p>
          </table:table-cell>
          <table:table-cell office:value-type="string" calcext:value-type="string">
            <text:p>proj_dI_upper</text:p>
          </table:table-cell>
          <table:table-cell office:value-type="string" calcext:value-type="string">
            <text:p>proj_dlogI</text:p>
          </table:table-cell>
          <table:table-cell office:value-type="string" calcext:value-type="string">
            <text:p>proj_dlogI_lower</text:p>
          </table:table-cell>
          <table:table-cell office:value-type="string" calcext:value-type="string">
            <text:p>proj_dlogI_upper</text:p>
          </table:table-cell>
          <table:table-cell table:number-columns-repeated="3" office:value-type="string" calcext:value-type="string">
            <text:p>attr_dI_chk</text:p>
          </table:table-cell>
          <table:table-cell table:number-columns-repeated="3" office:value-type="string" calcext:value-type="string">
            <text:p>abs_err</text:p>
          </table:table-cell>
          <table:table-cell table:number-columns-repeated="3" office:value-type="string" calcext:value-type="string">
            <text:p>%err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CCCma-CanESM2_rcp85_r1i1p1_SMHI-RCA4</text:p>
          </table:table-cell>
          <table:table-cell office:value-type="float" office:value="0.101692534154674" calcext:value-type="float">
            <text:p>0.102</text:p>
          </table:table-cell>
          <table:table-cell office:value-type="float" office:value="0.0769641701625781" calcext:value-type="float">
            <text:p>0.077</text:p>
          </table:table-cell>
          <table:table-cell office:value-type="float" office:value="0.115513886223937" calcext:value-type="float">
            <text:p>0.116</text:p>
          </table:table-cell>
          <table:table-cell office:value-type="float" office:value="0.10371715887719" calcext:value-type="float">
            <text:p>0.104</text:p>
          </table:table-cell>
          <table:table-cell office:value-type="float" office:value="0.0882907044977943" calcext:value-type="float">
            <text:p>0.088</text:p>
          </table:table-cell>
          <table:table-cell office:value-type="float" office:value="0.116005530041551" calcext:value-type="float">
            <text:p>0.116</text:p>
          </table:table-cell>
          <table:table-cell office:value-type="float" office:value="2.92404368072314" calcext:value-type="float">
            <text:p>2.924</text:p>
          </table:table-cell>
          <table:table-cell office:value-type="float" office:value="0.465983856027044" calcext:value-type="float">
            <text:p>0.466</text:p>
          </table:table-cell>
          <table:table-cell office:value-type="float" office:value="20" calcext:value-type="float">
            <text:p>20.000</text:p>
          </table:table-cell>
          <table:table-cell office:value-type="float" office:value="7.34777338548359" calcext:value-type="float">
            <text:p>7.348</text:p>
          </table:table-cell>
          <table:table-cell office:value-type="float" office:value="0.367388669274179" calcext:value-type="float">
            <text:p>0.367</text:p>
          </table:table-cell>
          <table:table-cell office:value-type="float" office:value="0.196720093485586" calcext:value-type="float">
            <text:p>0.197</text:p>
          </table:table-cell>
          <table:table-cell office:value-type="float" office:value="0.703941761194986" calcext:value-type="float">
            <text:p>0.704</text:p>
          </table:table-cell>
          <table:table-cell office:value-type="float" office:value="7.10872556584492" calcext:value-type="float">
            <text:p>7.109</text:p>
          </table:table-cell>
          <table:table-cell office:value-type="float" office:value="2.33645019637608" calcext:value-type="float">
            <text:p>2.336</text:p>
          </table:table-cell>
          <table:table-cell office:value-type="float" office:value="12.8099804844872" calcext:value-type="float">
            <text:p>12.810</text:p>
          </table:table-cell>
          <table:table-cell office:value-type="float" office:value="6.83806859453768" calcext:value-type="float">
            <text:p>6.838</text:p>
          </table:table-cell>
          <table:table-cell office:value-type="float" office:value="2.21706398660694" calcext:value-type="float">
            <text:p>2.217</text:p>
          </table:table-cell>
          <table:table-cell office:value-type="float" office:value="11.9426045834424" calcext:value-type="float">
            <text:p>11.943</text:p>
          </table:table-cell>
          <table:table-cell table:style-name="ce3" table:formula="of:=(10^([.$I2]*(1 - (1/(1 + [.$R2]/100)))) - 1) * 100" office:value-type="float" office:value="7.10872556584492" calcext:value-type="float">
            <text:p>7.109</text:p>
          </table:table-cell>
          <table:table-cell table:style-name="ce3" table:formula="of:=(10^([.$I2]*(1 - (1/(1 + [.$S2]/100)))) - 1) * 100" office:value-type="float" office:value="2.35453269338712" calcext:value-type="float">
            <text:p>2.355</text:p>
          </table:table-cell>
          <table:table-cell table:style-name="ce3" table:formula="of:=(10^([.$I2]*(1 - (1/(1 + [.$T2]/100)))) - 1) * 100" office:value-type="float" office:value="12.1278565501803" calcext:value-type="float">
            <text:p>12.128</text:p>
          </table:table-cell>
          <table:table-cell table:style-name="ce4" table:formula="of:=[.U2]-[.O2]" office:value-type="float" office:value="0" calcext:value-type="float">
            <text:p>0.000</text:p>
          </table:table-cell>
          <table:table-cell table:style-name="ce4" table:formula="of:=[.V2]-[.P2]" office:value-type="float" office:value="0.0180824970110436" calcext:value-type="float">
            <text:p>0.018</text:p>
          </table:table-cell>
          <table:table-cell table:style-name="ce4" table:formula="of:=[.W2]-[.Q2]" office:value-type="float" office:value="-0.682123934306906" calcext:value-type="float">
            <text:p>-0.682</text:p>
          </table:table-cell>
          <table:table-cell table:style-name="ce5" table:formula="of:=([.U2]-[.O2])/[.O2]" office:value-type="percentage" office:value="0" calcext:value-type="percentage">
            <text:p>0.00%</text:p>
          </table:table-cell>
          <table:table-cell table:style-name="ce5" table:formula="of:=([.V2]-[.P2])/[.P2]" office:value-type="percentage" office:value="0.00773930342666418" calcext:value-type="percentage">
            <text:p>0.77%</text:p>
          </table:table-cell>
          <table:table-cell table:style-name="ce5" table:formula="of:=([.W2]-[.Q2])/[.Q2]" office:value-type="percentage" office:value="-0.0532494124509365" calcext:value-type="percentage">
            <text:p>-5.32%</text:p>
          </table:table-cell>
          <table:table-cell office:value-type="float" office:value="1.97395521339075" calcext:value-type="float">
            <text:p>1.974</text:p>
          </table:table-cell>
          <table:table-cell office:value-type="float" office:value="1.41479503344687" calcext:value-type="float">
            <text:p>1.415</text:p>
          </table:table-cell>
          <table:table-cell office:value-type="float" office:value="2.94516087937701" calcext:value-type="float">
            <text:p>2.945</text:p>
          </table:table-cell>
          <table:table-cell office:value-type="float" office:value="-4.11683686641891" calcext:value-type="float">
            <text:p>-4.117</text:p>
          </table:table-cell>
          <table:table-cell office:value-type="float" office:value="-5.89568967056031" calcext:value-type="float">
            <text:p>-5.896</text:p>
          </table:table-cell>
          <table:table-cell office:value-type="float" office:value="-2.20931309316504" calcext:value-type="float">
            <text:p>-2.209</text:p>
          </table:table-cell>
          <table:table-cell office:value-type="float" office:value="-3.79413339640026" calcext:value-type="float">
            <text:p>-3.794</text:p>
          </table:table-cell>
          <table:table-cell office:value-type="float" office:value="-5.30901739990041" calcext:value-type="float">
            <text:p>-5.309</text:p>
          </table:table-cell>
          <table:table-cell office:value-type="float" office:value="-2.06357100951439" calcext:value-type="float">
            <text:p>-2.064</text:p>
          </table:table-cell>
          <table:table-cell table:style-name="ce3" table:formula="of:=(10^([.$I2]*(1 - (1/(1 + [.$AJ2]/100)))) - 1) * 100" office:value-type="float" office:value="-4.14325197899815" calcext:value-type="float">
            <text:p>-4.143</text:p>
          </table:table-cell>
          <table:table-cell table:style-name="ce3" table:formula="of:=(10^([.$I2]*(1 - (1/(1 + [.$AK2]/100)))) - 1) * 100" office:value-type="float" office:value="-5.83840833345708" calcext:value-type="float">
            <text:p>-5.838</text:p>
          </table:table-cell>
          <table:table-cell table:style-name="ce3" table:formula="of:=(10^([.$I2]*(1 - (1/(1 + [.$AL2]/100)))) - 1) * 100" office:value-type="float" office:value="-2.23543322790414" calcext:value-type="float">
            <text:p>-2.235</text:p>
          </table:table-cell>
          <table:table-cell table:style-name="ce4" table:formula="of:=[.AM2]-[.AG2]" office:value-type="float" office:value="-0.0264151125792429" calcext:value-type="float">
            <text:p>-0.026</text:p>
          </table:table-cell>
          <table:table-cell table:style-name="ce4" table:formula="of:=[.AN2]-[.AH2]" office:value-type="float" office:value="0.0572813371032312" calcext:value-type="float">
            <text:p>0.057</text:p>
          </table:table-cell>
          <table:table-cell table:style-name="ce4" table:formula="of:=[.AO2]-[.AI2]" office:value-type="float" office:value="-0.0261201347390978" calcext:value-type="float">
            <text:p>-0.026</text:p>
          </table:table-cell>
          <table:table-cell table:style-name="ce5" table:formula="of:=([.AM2]-[.AG2])/[.AG2]" office:value-type="percentage" office:value="0.00641636125898291" calcext:value-type="percentage">
            <text:p>0.64%</text:p>
          </table:table-cell>
          <table:table-cell table:style-name="ce5" table:formula="of:=([.AN2]-[.AH2])/[.AH2]" office:value-type="percentage" office:value="-0.00971579922010844" calcext:value-type="percentage">
            <text:p>-0.97%</text:p>
          </table:table-cell>
          <table:table-cell table:style-name="ce5" table:formula="of:=([.AO2]-[.AI2])/[.AI2]" office:value-type="percentage" office:value="0.0118227402082148" calcext:value-type="percentage">
            <text:p>1.18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X CSA-drought pr-ond SAM-44 CCCma-CanESM2 rcp85 r1i1p1 SMHI-RCA4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8" calcext:value-type="float">
            <text:p>-0.080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18" calcext:value-type="float">
            <text:p>-0.118</text:p>
          </table:table-cell>
          <table:table-cell table:style-name="ce3" table:formula="of:=10^[.I3]" office:value-type="float" office:value="2.9232098944074" calcext:value-type="float">
            <text:p>2.923</text:p>
          </table:table-cell>
          <table:table-cell office:value-type="float" office:value="0.46586" calcext:value-type="float">
            <text:p>0.466</text:p>
          </table:table-cell>
          <table:table-cell office:value-type="float" office:value="20" calcext:value-type="float">
            <text:p>20.000</text:p>
          </table:table-cell>
          <table:table-cell office:value-type="float" office:value="7.3439" calcext:value-type="float">
            <text:p>7.344</text:p>
          </table:table-cell>
          <table:table-cell office:value-type="float" office:value="0.3672" calcext:value-type="float">
            <text:p>0.367</text:p>
          </table:table-cell>
          <table:table-cell office:value-type="float" office:value="0.14425" calcext:value-type="float">
            <text:p>0.144</text:p>
          </table:table-cell>
          <table:table-cell office:value-type="float" office:value="0.76346" calcext:value-type="float">
            <text:p>0.763</text:p>
          </table:table-cell>
          <table:table-cell table:style-name="ce3" table:formula="of:=(10^([.$I3]*(1 - (1/(1 + [.$R3]/100)))) - 1) * 100" office:value-type="float" office:value="7.11978584149922" calcext:value-type="float">
            <text:p>7.120</text:p>
          </table:table-cell>
          <table:table-cell table:style-name="ce3" table:formula="of:=(10^([.$I3]*(1 - (1/(1 + [.$S3]/100)))) - 1) * 100" office:value-type="float" office:value="2.03076921404661" calcext:value-type="float">
            <text:p>2.031</text:p>
          </table:table-cell>
          <table:table-cell table:style-name="ce3" table:formula="of:=(10^([.$I3]*(1 - (1/(1 + [.$T3]/100)))) - 1) * 100" office:value-type="float" office:value="11.9855602002761" calcext:value-type="float">
            <text:p>11.986</text:p>
          </table:table-cell>
          <table:table-cell office:value-type="float" office:value="6.851" calcext:value-type="float">
            <text:p>6.851</text:p>
          </table:table-cell>
          <table:table-cell office:value-type="float" office:value="1.91" calcext:value-type="float">
            <text:p>1.910</text:p>
          </table:table-cell>
          <table:table-cell office:value-type="float" office:value="11.798" calcext:value-type="float">
            <text:p>11.798</text:p>
          </table:table-cell>
          <table:table-cell table:number-columns-repeated="9"/>
          <table:table-cell office:value-type="float" office:value="1.955" calcext:value-type="float">
            <text:p>1.955</text:p>
          </table:table-cell>
          <table:table-cell office:value-type="float" office:value="1.4179" calcext:value-type="float">
            <text:p>1.418</text:p>
          </table:table-cell>
          <table:table-cell office:value-type="float" office:value="3.1543" calcext:value-type="float">
            <text:p>3.154</text:p>
          </table:table-cell>
          <table:table-cell table:style-name="ce3" table:formula="of:=(10^([.$I3]*(1 - (1/(1 + [.$AJ3]/100)))) - 1) * 100" office:value-type="float" office:value="-4.13424924818224" calcext:value-type="float">
            <text:p>-4.134</text:p>
          </table:table-cell>
          <table:table-cell table:style-name="ce3" table:formula="of:=(10^([.$I3]*(1 - (1/(1 + [.$AK3]/100)))) - 1) * 100" office:value-type="float" office:value="-5.9428205113346" calcext:value-type="float">
            <text:p>-5.943</text:p>
          </table:table-cell>
          <table:table-cell table:style-name="ce3" table:formula="of:=(10^([.$I3]*(1 - (1/(1 + [.$AL3]/100)))) - 1) * 100" office:value-type="float" office:value="-2.30202935149934" calcext:value-type="float">
            <text:p>-2.302</text:p>
          </table:table-cell>
          <table:table-cell office:value-type="float" office:value="-3.787" calcext:value-type="float">
            <text:p>-3.787</text:p>
          </table:table-cell>
          <table:table-cell office:value-type="float" office:value="-5.403" calcext:value-type="float">
            <text:p>-5.403</text:p>
          </table:table-cell>
          <table:table-cell office:value-type="float" office:value="-2.125" calcext:value-type="float">
            <text:p>-2.125</text:p>
          </table:table-cell>
          <table:table-cell table:style-name="ce2" table:number-columns-repeated="3"/>
          <table:table-cell table:style-name="ce1" table:number-columns-repeated="3"/>
          <table:table-cell table:number-columns-repeated="16340"/>
        </table:table-row>
        <table:table-row table:style-name="ro1">
          <table:table-cell table:style-name="ce2" table:number-columns-repeated="26"/>
          <table:table-cell table:style-name="ce6" table:number-columns-repeated="3"/>
          <table:table-cell table:style-name="ce2" table:number-columns-repeated="15"/>
          <table:table-cell table:style-name="ce6" table:number-columns-repeated="3"/>
          <table:table-cell table:style-name="ce2" table:number-columns-repeated="16337"/>
        </table:table-row>
        <table:table-row table:style-name="ro1">
          <table:table-cell office:value-type="string" calcext:value-type="string">
            <text:p>SAM-44_CCCma-CanESM2_rcp85_r1i1p1_UCAN-WRF341I</text:p>
          </table:table-cell>
          <table:table-cell office:value-type="float" office:value="0.0846562815089048" calcext:value-type="float">
            <text:p>0.085</text:p>
          </table:table-cell>
          <table:table-cell office:value-type="float" office:value="0.0658813773255371" calcext:value-type="float">
            <text:p>0.066</text:p>
          </table:table-cell>
          <table:table-cell office:value-type="float" office:value="0.101589587905748" calcext:value-type="float">
            <text:p>0.102</text:p>
          </table:table-cell>
          <table:table-cell office:value-type="float" office:value="0.0885115809884467" calcext:value-type="float">
            <text:p>0.089</text:p>
          </table:table-cell>
          <table:table-cell office:value-type="float" office:value="0.0748694694369594" calcext:value-type="float">
            <text:p>0.075</text:p>
          </table:table-cell>
          <table:table-cell office:value-type="float" office:value="0.100190015782349" calcext:value-type="float">
            <text:p>0.100</text:p>
          </table:table-cell>
          <table:table-cell office:value-type="float" office:value="3.52220597119435" calcext:value-type="float">
            <text:p>3.522</text:p>
          </table:table-cell>
          <table:table-cell office:value-type="float" office:value="0.546814749001388" calcext:value-type="float">
            <text:p>0.547</text:p>
          </table:table-cell>
          <table:table-cell office:value-type="float" office:value="20" calcext:value-type="float">
            <text:p>20.000</text:p>
          </table:table-cell>
          <table:table-cell office:value-type="float" office:value="5.19302668000579" calcext:value-type="float">
            <text:p>5.193</text:p>
          </table:table-cell>
          <table:table-cell office:value-type="float" office:value="0.259651334000289" calcext:value-type="float">
            <text:p>0.260</text:p>
          </table:table-cell>
          <table:table-cell office:value-type="float" office:value="0.141855109439936" calcext:value-type="float">
            <text:p>0.142</text:p>
          </table:table-cell>
          <table:table-cell office:value-type="float" office:value="0.498745790579437" calcext:value-type="float">
            <text:p>0.499</text:p>
          </table:table-cell>
          <table:table-cell office:value-type="float" office:value="9.82598039168808" calcext:value-type="float">
            <text:p>9.826</text:p>
          </table:table-cell>
          <table:table-cell office:value-type="float" office:value="4.60988938757265" calcext:value-type="float">
            <text:p>4.610</text:p>
          </table:table-cell>
          <table:table-cell office:value-type="float" office:value="14.8735215335338" calcext:value-type="float">
            <text:p>14.874</text:p>
          </table:table-cell>
          <table:table-cell office:value-type="float" office:value="8.04274093233985" calcext:value-type="float">
            <text:p>8.043</text:p>
          </table:table-cell>
          <table:table-cell office:value-type="float" office:value="3.86313734745905" calcext:value-type="float">
            <text:p>3.863</text:p>
          </table:table-cell>
          <table:table-cell office:value-type="float" office:value="11.7086291258243" calcext:value-type="float">
            <text:p>11.709</text:p>
          </table:table-cell>
          <table:table-cell table:style-name="ce3" table:formula="of:=(10^([.$I5]*(1 - (1/(1 + [.$R5]/100)))) - 1) * 100" office:value-type="float" office:value="9.82598039168807" calcext:value-type="float">
            <text:p>9.826</text:p>
          </table:table-cell>
          <table:table-cell table:style-name="ce3" table:formula="of:=(10^([.$I5]*(1 - (1/(1 + [.$S5]/100)))) - 1) * 100" office:value-type="float" office:value="4.79450258212293" calcext:value-type="float">
            <text:p>4.795</text:p>
          </table:table-cell>
          <table:table-cell table:style-name="ce3" table:formula="of:=(10^([.$I5]*(1 - (1/(1 + [.$T5]/100)))) - 1) * 100" office:value-type="float" office:value="14.1074093353489" calcext:value-type="float">
            <text:p>14.107</text:p>
          </table:table-cell>
          <table:table-cell table:style-name="ce4" table:formula="of:=[.U5]-[.O5]" office:value-type="float" office:value="0" calcext:value-type="float">
            <text:p>0.000</text:p>
          </table:table-cell>
          <table:table-cell table:style-name="ce4" table:formula="of:=[.V5]-[.P5]" office:value-type="float" office:value="0.184613194550278" calcext:value-type="float">
            <text:p>0.185</text:p>
          </table:table-cell>
          <table:table-cell table:style-name="ce4" table:formula="of:=[.W5]-[.Q5]" office:value-type="float" office:value="-0.766112198184937" calcext:value-type="float">
            <text:p>-0.766</text:p>
          </table:table-cell>
          <table:table-cell table:style-name="ce5" table:formula="of:=([.U5]-[.O5])/[.O5]" office:value-type="percentage" office:value="0" calcext:value-type="percentage">
            <text:p>0.00%</text:p>
          </table:table-cell>
          <table:table-cell table:style-name="ce5" table:formula="of:=([.V5]-[.P5])/[.P5]" office:value-type="percentage" office:value="0.0400472069997945" calcext:value-type="percentage">
            <text:p>4.00%</text:p>
          </table:table-cell>
          <table:table-cell table:style-name="ce5" table:formula="of:=([.W5]-[.Q5])/[.Q5]" office:value-type="percentage" office:value="-0.0515084606196093" calcext:value-type="percentage">
            <text:p>-5.15%</text:p>
          </table:table-cell>
          <table:table-cell office:value-type="float" office:value="2.4642937884411" calcext:value-type="float">
            <text:p>2.464</text:p>
          </table:table-cell>
          <table:table-cell office:value-type="float" office:value="1.77032111092874" calcext:value-type="float">
            <text:p>1.770</text:p>
          </table:table-cell>
          <table:table-cell office:value-type="float" office:value="3.4361538957282" calcext:value-type="float">
            <text:p>3.436</text:p>
          </table:table-cell>
          <table:table-cell office:value-type="float" office:value="-5.19589149007908" calcext:value-type="float">
            <text:p>-5.196</text:p>
          </table:table-cell>
          <table:table-cell office:value-type="float" office:value="-6.92666532465508" calcext:value-type="float">
            <text:p>-6.927</text:p>
          </table:table-cell>
          <table:table-cell office:value-type="float" office:value="-3.24290525036657" calcext:value-type="float">
            <text:p>-3.243</text:p>
          </table:table-cell>
          <table:table-cell office:value-type="float" office:value="-4.12307602007065" calcext:value-type="float">
            <text:p>-4.123</text:p>
          </table:table-cell>
          <table:table-cell office:value-type="float" office:value="-5.35313792135463" calcext:value-type="float">
            <text:p>-5.353</text:p>
          </table:table-cell>
          <table:table-cell office:value-type="float" office:value="-2.62897795279993" calcext:value-type="float">
            <text:p>-2.629</text:p>
          </table:table-cell>
          <table:table-cell table:style-name="ce3" table:formula="of:=(10^([.$I5]*(1 - (1/(1 + [.$AJ5]/100)))) - 1) * 100" office:value-type="float" office:value="-5.27058281958001" calcext:value-type="float">
            <text:p>-5.271</text:p>
          </table:table-cell>
          <table:table-cell table:style-name="ce3" table:formula="of:=(10^([.$I5]*(1 - (1/(1 + [.$AK5]/100)))) - 1) * 100" office:value-type="float" office:value="-6.87363110002092" calcext:value-type="float">
            <text:p>-6.874</text:p>
          </table:table-cell>
          <table:table-cell table:style-name="ce3" table:formula="of:=(10^([.$I5]*(1 - (1/(1 + [.$AL5]/100)))) - 1) * 100" office:value-type="float" office:value="-3.34235171309314" calcext:value-type="float">
            <text:p>-3.342</text:p>
          </table:table-cell>
          <table:table-cell table:style-name="ce4" table:formula="of:=[.AM5]-[.AG5]" office:value-type="float" office:value="-0.0746913295009248" calcext:value-type="float">
            <text:p>-0.075</text:p>
          </table:table-cell>
          <table:table-cell table:style-name="ce4" table:formula="of:=[.AN5]-[.AH5]" office:value-type="float" office:value="0.053034224634164" calcext:value-type="float">
            <text:p>0.053</text:p>
          </table:table-cell>
          <table:table-cell table:style-name="ce4" table:formula="of:=[.AO5]-[.AI5]" office:value-type="float" office:value="-0.099446462726569" calcext:value-type="float">
            <text:p>-0.099</text:p>
          </table:table-cell>
          <table:table-cell table:style-name="ce5" table:formula="of:=([.AM5]-[.AG5])/[.AG5]" office:value-type="percentage" office:value="0.014375074930556" calcext:value-type="percentage">
            <text:p>1.44%</text:p>
          </table:table-cell>
          <table:table-cell table:style-name="ce5" table:formula="of:=([.AN5]-[.AH5])/[.AH5]" office:value-type="percentage" office:value="-0.00765653054513715" calcext:value-type="percentage">
            <text:p>-0.77%</text:p>
          </table:table-cell>
          <table:table-cell table:style-name="ce5" table:formula="of:=([.AO5]-[.AI5])/[.AI5]" office:value-type="percentage" office:value="0.0306658551665448" calcext:value-type="percentage">
            <text:p>3.07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CNRM-CERFACS-CNRM-CM5_rcp85_r1i1p1_SMHI-RCA4</text:p>
          </table:table-cell>
          <table:table-cell office:value-type="float" office:value="0.267762323478842" calcext:value-type="float">
            <text:p>0.268</text:p>
          </table:table-cell>
          <table:table-cell office:value-type="float" office:value="0.211364309973159" calcext:value-type="float">
            <text:p>0.211</text:p>
          </table:table-cell>
          <table:table-cell office:value-type="float" office:value="0.299345166896418" calcext:value-type="float">
            <text:p>0.299</text:p>
          </table:table-cell>
          <table:table-cell office:value-type="float" office:value="0.28937588997023" calcext:value-type="float">
            <text:p>0.289</text:p>
          </table:table-cell>
          <table:table-cell office:value-type="float" office:value="0.237472072014312" calcext:value-type="float">
            <text:p>0.237</text:p>
          </table:table-cell>
          <table:table-cell office:value-type="float" office:value="0.347868189931389" calcext:value-type="float">
            <text:p>0.348</text:p>
          </table:table-cell>
          <table:table-cell office:value-type="float" office:value="1.49349271768127" calcext:value-type="float">
            <text:p>1.493</text:p>
          </table:table-cell>
          <table:table-cell office:value-type="float" office:value="0.174203109311389" calcext:value-type="float">
            <text:p>0.174</text:p>
          </table:table-cell>
          <table:table-cell office:value-type="float" office:value="20" calcext:value-type="float">
            <text:p>20.000</text:p>
          </table:table-cell>
          <table:table-cell office:value-type="float" office:value="12.5604805989851" calcext:value-type="float">
            <text:p>12.560</text:p>
          </table:table-cell>
          <table:table-cell office:value-type="float" office:value="0.628024029949253" calcext:value-type="float">
            <text:p>0.628</text:p>
          </table:table-cell>
          <table:table-cell office:value-type="float" office:value="0.313668110421306" calcext:value-type="float">
            <text:p>0.314</text:p>
          </table:table-cell>
          <table:table-cell office:value-type="float" office:value="1.57129732975663" calcext:value-type="float">
            <text:p>1.571</text:p>
          </table:table-cell>
          <table:table-cell office:value-type="float" office:value="4.75497024180126" calcext:value-type="float">
            <text:p>4.755</text:p>
          </table:table-cell>
          <table:table-cell office:value-type="float" office:value="-3.85138434766285" calcext:value-type="float">
            <text:p>-3.851</text:p>
          </table:table-cell>
          <table:table-cell office:value-type="float" office:value="12.3543997168657" calcext:value-type="float">
            <text:p>12.354</text:p>
          </table:table-cell>
          <table:table-cell office:value-type="float" office:value="13.0979926133382" calcext:value-type="float">
            <text:p>13.098</text:p>
          </table:table-cell>
          <table:table-cell office:value-type="float" office:value="-9.9084738195374" calcext:value-type="float">
            <text:p>-9.908</text:p>
          </table:table-cell>
          <table:table-cell office:value-type="float" office:value="32.3877923481146" calcext:value-type="float">
            <text:p>32.388</text:p>
          </table:table-cell>
          <table:table-cell table:style-name="ce3" table:formula="of:=(10^([.$I6]*(1 - (1/(1 + [.$R6]/100)))) - 1) * 100" office:value-type="float" office:value="4.75497024180127" calcext:value-type="float">
            <text:p>4.755</text:p>
          </table:table-cell>
          <table:table-cell table:style-name="ce3" table:formula="of:=(10^([.$I6]*(1 - (1/(1 + [.$S6]/100)))) - 1) * 100" office:value-type="float" office:value="-4.31568760700596" calcext:value-type="float">
            <text:p>-4.316</text:p>
          </table:table-cell>
          <table:table-cell table:style-name="ce3" table:formula="of:=(10^([.$I6]*(1 - (1/(1 + [.$T6]/100)))) - 1) * 100" office:value-type="float" office:value="10.3106976769521" calcext:value-type="float">
            <text:p>10.311</text:p>
          </table:table-cell>
          <table:table-cell table:style-name="ce4" table:formula="of:=[.U6]-[.O6]" office:value-type="float" office:value="0" calcext:value-type="float">
            <text:p>0.000</text:p>
          </table:table-cell>
          <table:table-cell table:style-name="ce4" table:formula="of:=[.V6]-[.P6]" office:value-type="float" office:value="-0.464303259343108" calcext:value-type="float">
            <text:p>-0.464</text:p>
          </table:table-cell>
          <table:table-cell table:style-name="ce4" table:formula="of:=[.W6]-[.Q6]" office:value-type="float" office:value="-2.0437020399136" calcext:value-type="float">
            <text:p>-2.044</text:p>
          </table:table-cell>
          <table:table-cell table:style-name="ce5" table:formula="of:=([.U6]-[.O6])/[.O6]" office:value-type="percentage" office:value="0" calcext:value-type="percentage">
            <text:p>0.00%</text:p>
          </table:table-cell>
          <table:table-cell table:style-name="ce5" table:formula="of:=([.V6]-[.P6])/[.P6]" office:value-type="percentage" office:value="0.120554901155181" calcext:value-type="percentage">
            <text:p>12.06%</text:p>
          </table:table-cell>
          <table:table-cell table:style-name="ce5" table:formula="of:=([.W6]-[.Q6])/[.Q6]" office:value-type="percentage" office:value="-0.165423014209556" calcext:value-type="percentage">
            <text:p>-16.54%</text:p>
          </table:table-cell>
          <table:table-cell office:value-type="float" office:value="1.09529068736387" calcext:value-type="float">
            <text:p>1.095</text:p>
          </table:table-cell>
          <table:table-cell office:value-type="float" office:value="0.770453319379288" calcext:value-type="float">
            <text:p>0.770</text:p>
          </table:table-cell>
          <table:table-cell office:value-type="float" office:value="1.49749203800632" calcext:value-type="float">
            <text:p>1.497</text:p>
          </table:table-cell>
          <table:table-cell office:value-type="float" office:value="-0.926823564349073" calcext:value-type="float">
            <text:p>-0.927</text:p>
          </table:table-cell>
          <table:table-cell office:value-type="float" office:value="-4.13938439298404" calcext:value-type="float">
            <text:p>-4.139</text:p>
          </table:table-cell>
          <table:table-cell office:value-type="float" office:value="2.19149813174366" calcext:value-type="float">
            <text:p>2.191</text:p>
          </table:table-cell>
          <table:table-cell office:value-type="float" office:value="-2.36321854239612" calcext:value-type="float">
            <text:p>-2.363</text:p>
          </table:table-cell>
          <table:table-cell office:value-type="float" office:value="-10.030305088929" calcext:value-type="float">
            <text:p>-10.030</text:p>
          </table:table-cell>
          <table:table-cell office:value-type="float" office:value="5.72044603667069" calcext:value-type="float">
            <text:p>5.720</text:p>
          </table:table-cell>
          <table:table-cell table:style-name="ce3" table:formula="of:=(10^([.$I6]*(1 - (1/(1 + [.$AJ6]/100)))) - 1) * 100" office:value-type="float" office:value="-0.966174354368021" calcext:value-type="float">
            <text:p>-0.966</text:p>
          </table:table-cell>
          <table:table-cell table:style-name="ce3" table:formula="of:=(10^([.$I6]*(1 - (1/(1 + [.$AK6]/100)))) - 1) * 100" office:value-type="float" office:value="-4.37335894081534" calcext:value-type="float">
            <text:p>-4.373</text:p>
          </table:table-cell>
          <table:table-cell table:style-name="ce3" table:formula="of:=(10^([.$I6]*(1 - (1/(1 + [.$AL6]/100)))) - 1) * 100" office:value-type="float" office:value="2.1941383831835" calcext:value-type="float">
            <text:p>2.194</text:p>
          </table:table-cell>
          <table:table-cell table:style-name="ce4" table:formula="of:=[.AM6]-[.AG6]" office:value-type="float" office:value="-0.0393507900189483" calcext:value-type="float">
            <text:p>-0.039</text:p>
          </table:table-cell>
          <table:table-cell table:style-name="ce4" table:formula="of:=[.AN6]-[.AH6]" office:value-type="float" office:value="-0.233974547831302" calcext:value-type="float">
            <text:p>-0.234</text:p>
          </table:table-cell>
          <table:table-cell table:style-name="ce4" table:formula="of:=[.AO6]-[.AI6]" office:value-type="float" office:value="0.00264025143983693" calcext:value-type="float">
            <text:p>0.003</text:p>
          </table:table-cell>
          <table:table-cell table:style-name="ce5" table:formula="of:=([.AM6]-[.AG6])/[.AG6]" office:value-type="percentage" office:value="0.0424576926316986" calcext:value-type="percentage">
            <text:p>4.25%</text:p>
          </table:table-cell>
          <table:table-cell table:style-name="ce5" table:formula="of:=([.AN6]-[.AH6])/[.AH6]" office:value-type="percentage" office:value="0.0565239962318726" calcext:value-type="percentage">
            <text:p>5.65%</text:p>
          </table:table-cell>
          <table:table-cell table:style-name="ce5" table:formula="of:=([.AO6]-[.AI6])/[.AI6]" office:value-type="percentage" office:value="0.00120477010753197" calcext:value-type="percentage">
            <text:p>0.12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ICHEC-EC-EARTH_rcp85_r12i1p1_SMHI-RCA4</text:p>
          </table:table-cell>
          <table:table-cell office:value-type="float" office:value="0.184838389633214" calcext:value-type="float">
            <text:p>0.185</text:p>
          </table:table-cell>
          <table:table-cell office:value-type="float" office:value="0.144079417167774" calcext:value-type="float">
            <text:p>0.144</text:p>
          </table:table-cell>
          <table:table-cell office:value-type="float" office:value="0.21920291488229" calcext:value-type="float">
            <text:p>0.219</text:p>
          </table:table-cell>
          <table:table-cell office:value-type="float" office:value="0.230857276948339" calcext:value-type="float">
            <text:p>0.231</text:p>
          </table:table-cell>
          <table:table-cell office:value-type="float" office:value="0.186683856505594" calcext:value-type="float">
            <text:p>0.187</text:p>
          </table:table-cell>
          <table:table-cell office:value-type="float" office:value="0.258142613922836" calcext:value-type="float">
            <text:p>0.258</text:p>
          </table:table-cell>
          <table:table-cell office:value-type="float" office:value="1.58746796133231" calcext:value-type="float">
            <text:p>1.587</text:p>
          </table:table-cell>
          <table:table-cell office:value-type="float" office:value="0.200704969014726" calcext:value-type="float">
            <text:p>0.201</text:p>
          </table:table-cell>
          <table:table-cell office:value-type="float" office:value="20" calcext:value-type="float">
            <text:p>20.000</text:p>
          </table:table-cell>
          <table:table-cell office:value-type="float" office:value="8.27843651497257" calcext:value-type="float">
            <text:p>8.278</text:p>
          </table:table-cell>
          <table:table-cell office:value-type="float" office:value="0.413921825748628" calcext:value-type="float">
            <text:p>0.414</text:p>
          </table:table-cell>
          <table:table-cell office:value-type="float" office:value="0.137439706512705" calcext:value-type="float">
            <text:p>0.137</text:p>
          </table:table-cell>
          <table:table-cell office:value-type="float" office:value="1.33637490298481" calcext:value-type="float">
            <text:p>1.336</text:p>
          </table:table-cell>
          <table:table-cell office:value-type="float" office:value="7.17388938238194" calcext:value-type="float">
            <text:p>7.174</text:p>
          </table:table-cell>
          <table:table-cell office:value-type="float" office:value="-1.92724324940216" calcext:value-type="float">
            <text:p>-1.927</text:p>
          </table:table-cell>
          <table:table-cell office:value-type="float" office:value="16.7945907674894" calcext:value-type="float">
            <text:p>16.795</text:p>
          </table:table-cell>
          <table:table-cell office:value-type="float" office:value="17.6355064698106" calcext:value-type="float">
            <text:p>17.636</text:p>
          </table:table-cell>
          <table:table-cell office:value-type="float" office:value="-4.18887571061851" calcext:value-type="float">
            <text:p>-4.189</text:p>
          </table:table-cell>
          <table:table-cell office:value-type="float" office:value="44.4408662822444" calcext:value-type="float">
            <text:p>44.441</text:p>
          </table:table-cell>
          <table:table-cell table:style-name="ce3" table:formula="of:=(10^([.$I7]*(1 - (1/(1 + [.$R7]/100)))) - 1) * 100" office:value-type="float" office:value="7.17388938238195" calcext:value-type="float">
            <text:p>7.174</text:p>
          </table:table-cell>
          <table:table-cell table:style-name="ce3" table:formula="of:=(10^([.$I7]*(1 - (1/(1 + [.$S7]/100)))) - 1) * 100" office:value-type="float" office:value="-2.00020871047336" calcext:value-type="float">
            <text:p>-2.000</text:p>
          </table:table-cell>
          <table:table-cell table:style-name="ce3" table:formula="of:=(10^([.$I7]*(1 - (1/(1 + [.$T7]/100)))) - 1) * 100" office:value-type="float" office:value="15.2794598655033" calcext:value-type="float">
            <text:p>15.279</text:p>
          </table:table-cell>
          <table:table-cell table:style-name="ce4" table:formula="of:=[.U7]-[.O7]" office:value-type="float" office:value="0" calcext:value-type="float">
            <text:p>0.000</text:p>
          </table:table-cell>
          <table:table-cell table:style-name="ce4" table:formula="of:=[.V7]-[.P7]" office:value-type="float" office:value="-0.0729654610712012" calcext:value-type="float">
            <text:p>-0.073</text:p>
          </table:table-cell>
          <table:table-cell table:style-name="ce4" table:formula="of:=[.W7]-[.Q7]" office:value-type="float" office:value="-1.51513090198608" calcext:value-type="float">
            <text:p>-1.515</text:p>
          </table:table-cell>
          <table:table-cell table:style-name="ce5" table:formula="of:=([.U7]-[.O7])/[.O7]" office:value-type="percentage" office:value="0" calcext:value-type="percentage">
            <text:p>0.00%</text:p>
          </table:table-cell>
          <table:table-cell table:style-name="ce5" table:formula="of:=([.V7]-[.P7])/[.P7]" office:value-type="percentage" office:value="0.0378600164218167" calcext:value-type="percentage">
            <text:p>3.79%</text:p>
          </table:table-cell>
          <table:table-cell table:style-name="ce5" table:formula="of:=([.W7]-[.Q7])/[.Q7]" office:value-type="percentage" office:value="-0.0902154106022659" calcext:value-type="percentage">
            <text:p>-9.02%</text:p>
          </table:table-cell>
          <table:table-cell office:value-type="float" office:value="1.44955056579668" calcext:value-type="float">
            <text:p>1.450</text:p>
          </table:table-cell>
          <table:table-cell office:value-type="float" office:value="1.05932997905202" calcext:value-type="float">
            <text:p>1.059</text:p>
          </table:table-cell>
          <table:table-cell office:value-type="float" office:value="2.1126368398094" calcext:value-type="float">
            <text:p>2.113</text:p>
          </table:table-cell>
          <table:table-cell office:value-type="float" office:value="-3.14764437767608" calcext:value-type="float">
            <text:p>-3.148</text:p>
          </table:table-cell>
          <table:table-cell office:value-type="float" office:value="-6.00635208876449" calcext:value-type="float">
            <text:p>-6.006</text:p>
          </table:table-cell>
          <table:table-cell office:value-type="float" office:value="-0.464213093034883" calcext:value-type="float">
            <text:p>-0.464</text:p>
          </table:table-cell>
          <table:table-cell office:value-type="float" office:value="-6.8235522052196" calcext:value-type="float">
            <text:p>-6.824</text:p>
          </table:table-cell>
          <table:table-cell office:value-type="float" office:value="-11.6212074969286" calcext:value-type="float">
            <text:p>-11.621</text:p>
          </table:table-cell>
          <table:table-cell office:value-type="float" office:value="-1.05595566881846" calcext:value-type="float">
            <text:p>-1.056</text:p>
          </table:table-cell>
          <table:table-cell table:style-name="ce3" table:formula="of:=(10^([.$I7]*(1 - (1/(1 + [.$AJ7]/100)))) - 1) * 100" office:value-type="float" office:value="-3.32774344760176" calcext:value-type="float">
            <text:p>-3.328</text:p>
          </table:table-cell>
          <table:table-cell table:style-name="ce3" table:formula="of:=(10^([.$I7]*(1 - (1/(1 + [.$AK7]/100)))) - 1) * 100" office:value-type="float" office:value="-5.89587354787514" calcext:value-type="float">
            <text:p>-5.896</text:p>
          </table:table-cell>
          <table:table-cell table:style-name="ce3" table:formula="of:=(10^([.$I7]*(1 - (1/(1 + [.$AL7]/100)))) - 1) * 100" office:value-type="float" office:value="-0.491993420185788" calcext:value-type="float">
            <text:p>-0.492</text:p>
          </table:table-cell>
          <table:table-cell table:style-name="ce4" table:formula="of:=[.AM7]-[.AG7]" office:value-type="float" office:value="-0.180099069925681" calcext:value-type="float">
            <text:p>-0.180</text:p>
          </table:table-cell>
          <table:table-cell table:style-name="ce4" table:formula="of:=[.AN7]-[.AH7]" office:value-type="float" office:value="0.110478540889349" calcext:value-type="float">
            <text:p>0.110</text:p>
          </table:table-cell>
          <table:table-cell table:style-name="ce4" table:formula="of:=[.AO7]-[.AI7]" office:value-type="float" office:value="-0.0277803271509048" calcext:value-type="float">
            <text:p>-0.028</text:p>
          </table:table-cell>
          <table:table-cell table:style-name="ce5" table:formula="of:=([.AM7]-[.AG7])/[.AG7]" office:value-type="percentage" office:value="0.0572170958075794" calcext:value-type="percentage">
            <text:p>5.72%</text:p>
          </table:table-cell>
          <table:table-cell table:style-name="ce5" table:formula="of:=([.AN7]-[.AH7])/[.AH7]" office:value-type="percentage" office:value="-0.0183936171667343" calcext:value-type="percentage">
            <text:p>-1.84%</text:p>
          </table:table-cell>
          <table:table-cell table:style-name="ce5" table:formula="of:=([.AO7]-[.AI7])/[.AI7]" office:value-type="percentage" office:value="0.059843911272053" calcext:value-type="percentage">
            <text:p>5.98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IPSL-IPSL-CM5A-MR_rcp85_r1i1p1_SMHI-RCA4</text:p>
          </table:table-cell>
          <table:table-cell office:value-type="float" office:value="0.118810626549722" calcext:value-type="float">
            <text:p>0.119</text:p>
          </table:table-cell>
          <table:table-cell office:value-type="float" office:value="0.0893174072767289" calcext:value-type="float">
            <text:p>0.089</text:p>
          </table:table-cell>
          <table:table-cell office:value-type="float" office:value="0.136469487359261" calcext:value-type="float">
            <text:p>0.136</text:p>
          </table:table-cell>
          <table:table-cell office:value-type="float" office:value="0.119556012441506" calcext:value-type="float">
            <text:p>0.120</text:p>
          </table:table-cell>
          <table:table-cell office:value-type="float" office:value="0.0958809028666529" calcext:value-type="float">
            <text:p>0.096</text:p>
          </table:table-cell>
          <table:table-cell office:value-type="float" office:value="0.135034771740901" calcext:value-type="float">
            <text:p>0.135</text:p>
          </table:table-cell>
          <table:table-cell office:value-type="float" office:value="2.21598295189597" calcext:value-type="float">
            <text:p>2.216</text:p>
          </table:table-cell>
          <table:table-cell office:value-type="float" office:value="0.345566414934556" calcext:value-type="float">
            <text:p>0.346</text:p>
          </table:table-cell>
          <table:table-cell office:value-type="float" office:value="20" calcext:value-type="float">
            <text:p>20.000</text:p>
          </table:table-cell>
          <table:table-cell office:value-type="float" office:value="34.4583924949306" calcext:value-type="float">
            <text:p>34.458</text:p>
          </table:table-cell>
          <table:table-cell office:value-type="float" office:value="1.72291962474653" calcext:value-type="float">
            <text:p>1.723</text:p>
          </table:table-cell>
          <table:table-cell office:value-type="float" office:value="0.875636629648028" calcext:value-type="float">
            <text:p>0.876</text:p>
          </table:table-cell>
          <table:table-cell office:value-type="float" office:value="5.82672379105582" calcext:value-type="float">
            <text:p>5.827</text:p>
          </table:table-cell>
          <table:table-cell office:value-type="float" office:value="-3.03466056560462" calcext:value-type="float">
            <text:p>-3.035</text:p>
          </table:table-cell>
          <table:table-cell office:value-type="float" office:value="-8.16857263172652" calcext:value-type="float">
            <text:p>-8.169</text:p>
          </table:table-cell>
          <table:table-cell office:value-type="float" office:value="0.807788762898424" calcext:value-type="float">
            <text:p>0.808</text:p>
          </table:table-cell>
          <table:table-cell office:value-type="float" office:value="-3.72850868320784" calcext:value-type="float">
            <text:p>-3.729</text:p>
          </table:table-cell>
          <table:table-cell office:value-type="float" office:value="-9.58316501283582" calcext:value-type="float">
            <text:p>-9.583</text:p>
          </table:table-cell>
          <table:table-cell office:value-type="float" office:value="1.0100840110622" calcext:value-type="float">
            <text:p>1.010</text:p>
          </table:table-cell>
          <table:table-cell table:style-name="ce3" table:formula="of:=(10^([.$I8]*(1 - (1/(1 + [.$R8]/100)))) - 1) * 100" office:value-type="float" office:value="-3.03466056560462" calcext:value-type="float">
            <text:p>-3.035</text:p>
          </table:table-cell>
          <table:table-cell table:style-name="ce3" table:formula="of:=(10^([.$I8]*(1 - (1/(1 + [.$S8]/100)))) - 1) * 100" office:value-type="float" office:value="-8.08765291259007" calcext:value-type="float">
            <text:p>-8.088</text:p>
          </table:table-cell>
          <table:table-cell table:style-name="ce3" table:formula="of:=(10^([.$I8]*(1 - (1/(1 + [.$T8]/100)))) - 1) * 100" office:value-type="float" office:value="0.798856787161717" calcext:value-type="float">
            <text:p>0.799</text:p>
          </table:table-cell>
          <table:table-cell table:style-name="ce4" table:formula="of:=[.U8]-[.O8]" office:value-type="float" office:value="0" calcext:value-type="float">
            <text:p>0.000</text:p>
          </table:table-cell>
          <table:table-cell table:style-name="ce4" table:formula="of:=[.V8]-[.P8]" office:value-type="float" office:value="0.0809197191364479" calcext:value-type="float">
            <text:p>0.081</text:p>
          </table:table-cell>
          <table:table-cell table:style-name="ce4" table:formula="of:=[.W8]-[.Q8]" office:value-type="float" office:value="-0.00893197573670712" calcext:value-type="float">
            <text:p>-0.009</text:p>
          </table:table-cell>
          <table:table-cell table:style-name="ce5" table:formula="of:=([.U8]-[.O8])/[.O8]" office:value-type="percentage" office:value="-0" calcext:value-type="percentage">
            <text:p>0.00%</text:p>
          </table:table-cell>
          <table:table-cell table:style-name="ce5" table:formula="of:=([.V8]-[.P8])/[.P8]" office:value-type="percentage" office:value="-0.00990622508786393" calcext:value-type="percentage">
            <text:p>-0.99%</text:p>
          </table:table-cell>
          <table:table-cell table:style-name="ce5" table:formula="of:=([.W8]-[.Q8])/[.Q8]" office:value-type="percentage" office:value="-0.0110573161536171" calcext:value-type="percentage">
            <text:p>-1.11%</text:p>
          </table:table-cell>
          <table:table-cell office:value-type="float" office:value="0.90236732297881" calcext:value-type="float">
            <text:p>0.902</text:p>
          </table:table-cell>
          <table:table-cell office:value-type="float" office:value="0.660618118964073" calcext:value-type="float">
            <text:p>0.661</text:p>
          </table:table-cell>
          <table:table-cell office:value-type="float" office:value="1.25030564266798" calcext:value-type="float">
            <text:p>1.250</text:p>
          </table:table-cell>
          <table:table-cell office:value-type="float" office:value="0.685222563118816" calcext:value-type="float">
            <text:p>0.685</text:p>
          </table:table-cell>
          <table:table-cell office:value-type="float" office:value="-1.43038862327082" calcext:value-type="float">
            <text:p>-1.430</text:p>
          </table:table-cell>
          <table:table-cell office:value-type="float" office:value="2.77371872893887" calcext:value-type="float">
            <text:p>2.774</text:p>
          </table:table-cell>
          <table:table-cell office:value-type="float" office:value="0.878332755383632" calcext:value-type="float">
            <text:p>0.878</text:p>
          </table:table-cell>
          <table:table-cell office:value-type="float" office:value="-1.73641780032852" calcext:value-type="float">
            <text:p>-1.736</text:p>
          </table:table-cell>
          <table:table-cell office:value-type="float" office:value="3.71006357359597" calcext:value-type="float">
            <text:p>3.710</text:p>
          </table:table-cell>
          <table:table-cell table:style-name="ce3" table:formula="of:=(10^([.$I8]*(1 - (1/(1 + [.$AJ8]/100)))) - 1) * 100" office:value-type="float" office:value="0.695206246627" calcext:value-type="float">
            <text:p>0.695</text:p>
          </table:table-cell>
          <table:table-cell table:style-name="ce3" table:formula="of:=(10^([.$I8]*(1 - (1/(1 + [.$AK8]/100)))) - 1) * 100" office:value-type="float" office:value="-1.39623710439978" calcext:value-type="float">
            <text:p>-1.396</text:p>
          </table:table-cell>
          <table:table-cell table:style-name="ce3" table:formula="of:=(10^([.$I8]*(1 - (1/(1 + [.$AL8]/100)))) - 1) * 100" office:value-type="float" office:value="2.88737621765256" calcext:value-type="float">
            <text:p>2.887</text:p>
          </table:table-cell>
          <table:table-cell table:style-name="ce4" table:formula="of:=[.AM8]-[.AG8]" office:value-type="float" office:value="0.00998368350818435" calcext:value-type="float">
            <text:p>0.010</text:p>
          </table:table-cell>
          <table:table-cell table:style-name="ce4" table:formula="of:=[.AN8]-[.AH8]" office:value-type="float" office:value="0.0341515188710422" calcext:value-type="float">
            <text:p>0.034</text:p>
          </table:table-cell>
          <table:table-cell table:style-name="ce4" table:formula="of:=[.AO8]-[.AI8]" office:value-type="float" office:value="0.11365748871369" calcext:value-type="float">
            <text:p>0.114</text:p>
          </table:table-cell>
          <table:table-cell table:style-name="ce5" table:formula="of:=([.AM8]-[.AG8])/[.AG8]" office:value-type="percentage" office:value="0.0145699865205011" calcext:value-type="percentage">
            <text:p>1.46%</text:p>
          </table:table-cell>
          <table:table-cell table:style-name="ce5" table:formula="of:=([.AN8]-[.AH8])/[.AH8]" office:value-type="percentage" office:value="-0.0238756924624785" calcext:value-type="percentage">
            <text:p>-2.39%</text:p>
          </table:table-cell>
          <table:table-cell table:style-name="ce5" table:formula="of:=([.AO8]-[.AI8])/[.AI8]" office:value-type="percentage" office:value="0.0409765732652969" calcext:value-type="percentage">
            <text:p>4.10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MIROC-MIROC5_rcp85_r1i1p1_SMHI-RCA4</text:p>
          </table:table-cell>
          <table:table-cell office:value-type="float" office:value="0.19491694689624" calcext:value-type="float">
            <text:p>0.195</text:p>
          </table:table-cell>
          <table:table-cell office:value-type="float" office:value="0.15952178962975" calcext:value-type="float">
            <text:p>0.160</text:p>
          </table:table-cell>
          <table:table-cell office:value-type="float" office:value="0.230093841763218" calcext:value-type="float">
            <text:p>0.230</text:p>
          </table:table-cell>
          <table:table-cell office:value-type="float" office:value="0.194746605146395" calcext:value-type="float">
            <text:p>0.195</text:p>
          </table:table-cell>
          <table:table-cell office:value-type="float" office:value="0.16991383311354" calcext:value-type="float">
            <text:p>0.170</text:p>
          </table:table-cell>
          <table:table-cell office:value-type="float" office:value="0.219683810067824" calcext:value-type="float">
            <text:p>0.220</text:p>
          </table:table-cell>
          <table:table-cell office:value-type="float" office:value="2.11995329748313" calcext:value-type="float">
            <text:p>2.120</text:p>
          </table:table-cell>
          <table:table-cell office:value-type="float" office:value="0.326326293537818" calcext:value-type="float">
            <text:p>0.326</text:p>
          </table:table-cell>
          <table:table-cell office:value-type="float" office:value="20" calcext:value-type="float">
            <text:p>20.000</text:p>
          </table:table-cell>
          <table:table-cell office:value-type="float" office:value="9.69350880148841" calcext:value-type="float">
            <text:p>9.694</text:p>
          </table:table-cell>
          <table:table-cell office:value-type="float" office:value="0.484675440074421" calcext:value-type="float">
            <text:p>0.485</text:p>
          </table:table-cell>
          <table:table-cell office:value-type="float" office:value="0.163198250883119" calcext:value-type="float">
            <text:p>0.163</text:p>
          </table:table-cell>
          <table:table-cell office:value-type="float" office:value="1.3594270323387" calcext:value-type="float">
            <text:p>1.359</text:p>
          </table:table-cell>
          <table:table-cell office:value-type="float" office:value="7.6779780611177" calcext:value-type="float">
            <text:p>7.678</text:p>
          </table:table-cell>
          <table:table-cell office:value-type="float" office:value="-2.89193988971817" calcext:value-type="float">
            <text:p>-2.892</text:p>
          </table:table-cell>
          <table:table-cell office:value-type="float" office:value="21.8852666934101" calcext:value-type="float">
            <text:p>21.885</text:p>
          </table:table-cell>
          <table:table-cell office:value-type="float" office:value="10.9201078428438" calcext:value-type="float">
            <text:p>10.920</text:p>
          </table:table-cell>
          <table:table-cell office:value-type="float" office:value="-4.13352929781266" calcext:value-type="float">
            <text:p>-4.134</text:p>
          </table:table-cell>
          <table:table-cell office:value-type="float" office:value="29.7659696630266" calcext:value-type="float">
            <text:p>29.766</text:p>
          </table:table-cell>
          <table:table-cell table:style-name="ce3" table:formula="of:=(10^([.$I9]*(1 - (1/(1 + [.$R9]/100)))) - 1) * 100" office:value-type="float" office:value="7.67797806111772" calcext:value-type="float">
            <text:p>7.678</text:p>
          </table:table-cell>
          <table:table-cell table:style-name="ce3" table:formula="of:=(10^([.$I9]*(1 - (1/(1 + [.$S9]/100)))) - 1) * 100" office:value-type="float" office:value="-3.18790839403172" calcext:value-type="float">
            <text:p>-3.188</text:p>
          </table:table-cell>
          <table:table-cell table:style-name="ce3" table:formula="of:=(10^([.$I9]*(1 - (1/(1 + [.$T9]/100)))) - 1) * 100" office:value-type="float" office:value="18.8100990022852" calcext:value-type="float">
            <text:p>18.810</text:p>
          </table:table-cell>
          <table:table-cell table:style-name="ce4" table:formula="of:=[.U9]-[.O9]" office:value-type="float" office:value="0" calcext:value-type="float">
            <text:p>0.000</text:p>
          </table:table-cell>
          <table:table-cell table:style-name="ce4" table:formula="of:=[.V9]-[.P9]" office:value-type="float" office:value="-0.295968504313554" calcext:value-type="float">
            <text:p>-0.296</text:p>
          </table:table-cell>
          <table:table-cell table:style-name="ce4" table:formula="of:=[.W9]-[.Q9]" office:value-type="float" office:value="-3.07516769112489" calcext:value-type="float">
            <text:p>-3.075</text:p>
          </table:table-cell>
          <table:table-cell table:style-name="ce5" table:formula="of:=([.U9]-[.O9])/[.O9]" office:value-type="percentage" office:value="0" calcext:value-type="percentage">
            <text:p>0.00%</text:p>
          </table:table-cell>
          <table:table-cell table:style-name="ce5" table:formula="of:=([.V9]-[.P9])/[.P9]" office:value-type="percentage" office:value="0.102342550537037" calcext:value-type="percentage">
            <text:p>10.23%</text:p>
          </table:table-cell>
          <table:table-cell table:style-name="ce5" table:formula="of:=([.W9]-[.Q9])/[.Q9]" office:value-type="percentage" office:value="-0.140513146776085" calcext:value-type="percentage">
            <text:p>-14.05%</text:p>
          </table:table-cell>
          <table:table-cell office:value-type="float" office:value="1.2198341075878" calcext:value-type="float">
            <text:p>1.220</text:p>
          </table:table-cell>
          <table:table-cell office:value-type="float" office:value="0.899057195171286" calcext:value-type="float">
            <text:p>0.899</text:p>
          </table:table-cell>
          <table:table-cell office:value-type="float" office:value="1.79245302023146" calcext:value-type="float">
            <text:p>1.792</text:p>
          </table:table-cell>
          <table:table-cell office:value-type="float" office:value="-2.01442613658799" calcext:value-type="float">
            <text:p>-2.014</text:p>
          </table:table-cell>
          <table:table-cell office:value-type="float" office:value="-5.45593376181903" calcext:value-type="float">
            <text:p>-5.456</text:p>
          </table:table-cell>
          <table:table-cell office:value-type="float" office:value="0.979755210638449" calcext:value-type="float">
            <text:p>0.980</text:p>
          </table:table-cell>
          <table:table-cell office:value-type="float" office:value="-2.76828836012342" calcext:value-type="float">
            <text:p>-2.768</text:p>
          </table:table-cell>
          <table:table-cell office:value-type="float" office:value="-6.95006133399038" calcext:value-type="float">
            <text:p>-6.950</text:p>
          </table:table-cell>
          <table:table-cell office:value-type="float" office:value="1.34107821956429" calcext:value-type="float">
            <text:p>1.341</text:p>
          </table:table-cell>
          <table:table-cell table:style-name="ce3" table:formula="of:=(10^([.$I9]*(1 - (1/(1 + [.$AJ9]/100)))) - 1) * 100" office:value-type="float" office:value="-2.11657669024214" calcext:value-type="float">
            <text:p>-2.117</text:p>
          </table:table-cell>
          <table:table-cell table:style-name="ce3" table:formula="of:=(10^([.$I9]*(1 - (1/(1 + [.$AK9]/100)))) - 1) * 100" office:value-type="float" office:value="-5.4577088042129" calcext:value-type="float">
            <text:p>-5.458</text:p>
          </table:table-cell>
          <table:table-cell table:style-name="ce3" table:formula="of:=(10^([.$I9]*(1 - (1/(1 + [.$AL9]/100)))) - 1) * 100" office:value-type="float" office:value="0.999303304629029" calcext:value-type="float">
            <text:p>0.999</text:p>
          </table:table-cell>
          <table:table-cell table:style-name="ce4" table:formula="of:=[.AM9]-[.AG9]" office:value-type="float" office:value="-0.102150553654154" calcext:value-type="float">
            <text:p>-0.102</text:p>
          </table:table-cell>
          <table:table-cell table:style-name="ce4" table:formula="of:=[.AN9]-[.AH9]" office:value-type="float" office:value="-0.00177504239387183" calcext:value-type="float">
            <text:p>-0.002</text:p>
          </table:table-cell>
          <table:table-cell table:style-name="ce4" table:formula="of:=[.AO9]-[.AI9]" office:value-type="float" office:value="0.01954809399058" calcext:value-type="float">
            <text:p>0.020</text:p>
          </table:table-cell>
          <table:table-cell table:style-name="ce5" table:formula="of:=([.AM9]-[.AG9])/[.AG9]" office:value-type="percentage" office:value="0.0507095056993134" calcext:value-type="percentage">
            <text:p>5.07%</text:p>
          </table:table-cell>
          <table:table-cell table:style-name="ce5" table:formula="of:=([.AN9]-[.AH9])/[.AH9]" office:value-type="percentage" office:value="0.000325341631948263" calcext:value-type="percentage">
            <text:p>0.03%</text:p>
          </table:table-cell>
          <table:table-cell table:style-name="ce5" table:formula="of:=([.AO9]-[.AI9])/[.AI9]" office:value-type="percentage" office:value="0.0199520184004346" calcext:value-type="percentage">
            <text:p>2.00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MPI-M-MPI-ESM-LR_rcp85_r1i1p1_MPI-CSC-REMO2009</text:p>
          </table:table-cell>
          <table:table-cell office:value-type="float" office:value="0.129180303484341" calcext:value-type="float">
            <text:p>0.129</text:p>
          </table:table-cell>
          <table:table-cell office:value-type="float" office:value="0.100526181885103" calcext:value-type="float">
            <text:p>0.101</text:p>
          </table:table-cell>
          <table:table-cell office:value-type="float" office:value="0.154144787054251" calcext:value-type="float">
            <text:p>0.154</text:p>
          </table:table-cell>
          <table:table-cell office:value-type="float" office:value="0.120375022572812" calcext:value-type="float">
            <text:p>0.120</text:p>
          </table:table-cell>
          <table:table-cell office:value-type="float" office:value="0.0976252400459736" calcext:value-type="float">
            <text:p>0.098</text:p>
          </table:table-cell>
          <table:table-cell office:value-type="float" office:value="0.132980649418416" calcext:value-type="float">
            <text:p>0.133</text:p>
          </table:table-cell>
          <table:table-cell office:value-type="float" office:value="2.94532072975281" calcext:value-type="float">
            <text:p>2.945</text:p>
          </table:table-cell>
          <table:table-cell office:value-type="float" office:value="0.469132594056064" calcext:value-type="float">
            <text:p>0.469</text:p>
          </table:table-cell>
          <table:table-cell office:value-type="float" office:value="20" calcext:value-type="float">
            <text:p>20.000</text:p>
          </table:table-cell>
          <table:table-cell office:value-type="float" office:value="10.3012159525334" calcext:value-type="float">
            <text:p>10.301</text:p>
          </table:table-cell>
          <table:table-cell office:value-type="float" office:value="0.51506079762667" calcext:value-type="float">
            <text:p>0.515</text:p>
          </table:table-cell>
          <table:table-cell office:value-type="float" office:value="0.249756310826863" calcext:value-type="float">
            <text:p>0.250</text:p>
          </table:table-cell>
          <table:table-cell office:value-type="float" office:value="1.21903621171872" calcext:value-type="float">
            <text:p>1.219</text:p>
          </table:table-cell>
          <table:table-cell office:value-type="float" office:value="5.48472897413159" calcext:value-type="float">
            <text:p>5.485</text:p>
          </table:table-cell>
          <table:table-cell office:value-type="float" office:value="-1.3341489075371" calcext:value-type="float">
            <text:p>-1.334</text:p>
          </table:table-cell>
          <table:table-cell office:value-type="float" office:value="12.1998211668736" calcext:value-type="float">
            <text:p>12.200</text:p>
          </table:table-cell>
          <table:table-cell office:value-type="float" office:value="5.20012450592198" calcext:value-type="float">
            <text:p>5.200</text:p>
          </table:table-cell>
          <table:table-cell office:value-type="float" office:value="-1.26727982326059" calcext:value-type="float">
            <text:p>-1.267</text:p>
          </table:table-cell>
          <table:table-cell office:value-type="float" office:value="11.5026532558285" calcext:value-type="float">
            <text:p>11.503</text:p>
          </table:table-cell>
          <table:table-cell table:style-name="ce3" table:formula="of:=(10^([.$I10]*(1 - (1/(1 + [.$R10]/100)))) - 1) * 100" office:value-type="float" office:value="5.48472897413157" calcext:value-type="float">
            <text:p>5.485</text:p>
          </table:table-cell>
          <table:table-cell table:style-name="ce3" table:formula="of:=(10^([.$I10]*(1 - (1/(1 + [.$S10]/100)))) - 1) * 100" office:value-type="float" office:value="-1.37694130143409" calcext:value-type="float">
            <text:p>-1.377</text:p>
          </table:table-cell>
          <table:table-cell table:style-name="ce3" table:formula="of:=(10^([.$I10]*(1 - (1/(1 + [.$T10]/100)))) - 1) * 100" office:value-type="float" office:value="11.7881798029841" calcext:value-type="float">
            <text:p>11.788</text:p>
          </table:table-cell>
          <table:table-cell table:style-name="ce4" table:formula="of:=[.U10]-[.O10]" office:value-type="float" office:value="-0.0000000000000204281" calcext:value-type="float">
            <text:p>0.000</text:p>
          </table:table-cell>
          <table:table-cell table:style-name="ce4" table:formula="of:=[.V10]-[.P10]" office:value-type="float" office:value="-0.042792393896987" calcext:value-type="float">
            <text:p>-0.043</text:p>
          </table:table-cell>
          <table:table-cell table:style-name="ce4" table:formula="of:=[.W10]-[.Q10]" office:value-type="float" office:value="-0.411641363889455" calcext:value-type="float">
            <text:p>-0.412</text:p>
          </table:table-cell>
          <table:table-cell table:style-name="ce5" table:formula="of:=([.U10]-[.O10])/[.O10]" office:value-type="percentage" office:value="-3.7245420419953E-015" calcext:value-type="percentage">
            <text:p>0.00%</text:p>
          </table:table-cell>
          <table:table-cell table:style-name="ce5" table:formula="of:=([.V10]-[.P10])/[.P10]" office:value-type="percentage" office:value="0.0320746759640074" calcext:value-type="percentage">
            <text:p>3.21%</text:p>
          </table:table-cell>
          <table:table-cell table:style-name="ce5" table:formula="of:=([.W10]-[.Q10])/[.Q10]" office:value-type="percentage" office:value="-0.0337415900002856" calcext:value-type="percentage">
            <text:p>-3.37%</text:p>
          </table:table-cell>
          <table:table-cell office:value-type="float" office:value="2.17981010061713" calcext:value-type="float">
            <text:p>2.180</text:p>
          </table:table-cell>
          <table:table-cell office:value-type="float" office:value="1.57565565468989" calcext:value-type="float">
            <text:p>1.576</text:p>
          </table:table-cell>
          <table:table-cell office:value-type="float" office:value="3.41877932757998" calcext:value-type="float">
            <text:p>3.419</text:p>
          </table:table-cell>
          <table:table-cell office:value-type="float" office:value="-5.72002474817462" calcext:value-type="float">
            <text:p>-5.720</text:p>
          </table:table-cell>
          <table:table-cell office:value-type="float" office:value="-8.30019905357835" calcext:value-type="float">
            <text:p>-8.300</text:p>
          </table:table-cell>
          <table:table-cell office:value-type="float" office:value="-3.33174208432255" calcext:value-type="float">
            <text:p>-3.332</text:p>
          </table:table-cell>
          <table:table-cell office:value-type="float" office:value="-4.99777921618282" calcext:value-type="float">
            <text:p>-4.998</text:p>
          </table:table-cell>
          <table:table-cell office:value-type="float" office:value="-7.04536578514873" calcext:value-type="float">
            <text:p>-7.045</text:p>
          </table:table-cell>
          <table:table-cell office:value-type="float" office:value="-2.94806783455822" calcext:value-type="float">
            <text:p>-2.948</text:p>
          </table:table-cell>
          <table:table-cell table:style-name="ce3" table:formula="of:=(10^([.$I10]*(1 - (1/(1 + [.$AJ10]/100)))) - 1) * 100" office:value-type="float" office:value="-5.52424863892039" calcext:value-type="float">
            <text:p>-5.524</text:p>
          </table:table-cell>
          <table:table-cell table:style-name="ce3" table:formula="of:=(10^([.$I10]*(1 - (1/(1 + [.$AK10]/100)))) - 1) * 100" office:value-type="float" office:value="-7.86115693980307" calcext:value-type="float">
            <text:p>-7.861</text:p>
          </table:table-cell>
          <table:table-cell table:style-name="ce3" table:formula="of:=(10^([.$I10]*(1 - (1/(1 + [.$AL10]/100)))) - 1) * 100" office:value-type="float" office:value="-3.22803946467514" calcext:value-type="float">
            <text:p>-3.228</text:p>
          </table:table-cell>
          <table:table-cell table:style-name="ce4" table:formula="of:=[.AM10]-[.AG10]" office:value-type="float" office:value="0.195776109254227" calcext:value-type="float">
            <text:p>0.196</text:p>
          </table:table-cell>
          <table:table-cell table:style-name="ce4" table:formula="of:=[.AN10]-[.AH10]" office:value-type="float" office:value="0.439042113775279" calcext:value-type="float">
            <text:p>0.439</text:p>
          </table:table-cell>
          <table:table-cell table:style-name="ce4" table:formula="of:=[.AO10]-[.AI10]" office:value-type="float" office:value="0.103702619647414" calcext:value-type="float">
            <text:p>0.104</text:p>
          </table:table-cell>
          <table:table-cell table:style-name="ce5" table:formula="of:=([.AM10]-[.AG10])/[.AG10]" office:value-type="percentage" office:value="-0.034226444442693" calcext:value-type="percentage">
            <text:p>-3.42%</text:p>
          </table:table-cell>
          <table:table-cell table:style-name="ce5" table:formula="of:=([.AN10]-[.AH10])/[.AH10]" office:value-type="percentage" office:value="-0.0528953716581051" calcext:value-type="percentage">
            <text:p>-5.29%</text:p>
          </table:table-cell>
          <table:table-cell table:style-name="ce5" table:formula="of:=([.AO10]-[.AI10])/[.AI10]" office:value-type="percentage" office:value="-0.0311256444895253" calcext:value-type="percentage">
            <text:p>-3.11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SAM-44_MPI-M-MPI-ESM-LR_rcp85_r1i1p1_SMHI-RCA4</text:p>
          </table:table-cell>
          <table:table-cell office:value-type="float" office:value="0.316359938185003" calcext:value-type="float">
            <text:p>0.316</text:p>
          </table:table-cell>
          <table:table-cell office:value-type="float" office:value="0.231157670603292" calcext:value-type="float">
            <text:p>0.231</text:p>
          </table:table-cell>
          <table:table-cell office:value-type="float" office:value="0.387737912411579" calcext:value-type="float">
            <text:p>0.388</text:p>
          </table:table-cell>
          <table:table-cell office:value-type="float" office:value="0.28882079552959" calcext:value-type="float">
            <text:p>0.289</text:p>
          </table:table-cell>
          <table:table-cell office:value-type="float" office:value="0.236031489559166" calcext:value-type="float">
            <text:p>0.236</text:p>
          </table:table-cell>
          <table:table-cell office:value-type="float" office:value="0.330308376721586" calcext:value-type="float">
            <text:p>0.330</text:p>
          </table:table-cell>
          <table:table-cell office:value-type="float" office:value="1.51719621734256" calcext:value-type="float">
            <text:p>1.517</text:p>
          </table:table-cell>
          <table:table-cell office:value-type="float" office:value="0.18104175125373" calcext:value-type="float">
            <text:p>0.181</text:p>
          </table:table-cell>
          <table:table-cell office:value-type="float" office:value="20" calcext:value-type="float">
            <text:p>20.000</text:p>
          </table:table-cell>
          <table:table-cell office:value-type="float" office:value="12.6088131696727" calcext:value-type="float">
            <text:p>12.609</text:p>
          </table:table-cell>
          <table:table-cell office:value-type="float" office:value="0.630440658483634" calcext:value-type="float">
            <text:p>0.630</text:p>
          </table:table-cell>
          <table:table-cell office:value-type="float" office:value="0.427855811872821" calcext:value-type="float">
            <text:p>0.428</text:p>
          </table:table-cell>
          <table:table-cell office:value-type="float" office:value="1.1047101136579" calcext:value-type="float">
            <text:p>1.105</text:p>
          </table:table-cell>
          <table:table-cell office:value-type="float" office:value="4.89091604527524" calcext:value-type="float">
            <text:p>4.891</text:p>
          </table:table-cell>
          <table:table-cell office:value-type="float" office:value="-0.980970376870303" calcext:value-type="float">
            <text:p>-0.981</text:p>
          </table:table-cell>
          <table:table-cell office:value-type="float" office:value="9.08270323868128" calcext:value-type="float">
            <text:p>9.083</text:p>
          </table:table-cell>
          <table:table-cell office:value-type="float" office:value="12.9366046312477" calcext:value-type="float">
            <text:p>12.937</text:p>
          </table:table-cell>
          <table:table-cell office:value-type="float" office:value="-2.58041232940885" calcext:value-type="float">
            <text:p>-2.580</text:p>
          </table:table-cell>
          <table:table-cell office:value-type="float" office:value="24.8975644330485" calcext:value-type="float">
            <text:p>24.898</text:p>
          </table:table-cell>
          <table:table-cell table:style-name="ce3" table:formula="of:=(10^([.$I11]*(1 - (1/(1 + [.$R11]/100)))) - 1) * 100" office:value-type="float" office:value="4.89091604527525" calcext:value-type="float">
            <text:p>4.891</text:p>
          </table:table-cell>
          <table:table-cell table:style-name="ce3" table:formula="of:=(10^([.$I11]*(1 - (1/(1 + [.$S11]/100)))) - 1) * 100" office:value-type="float" office:value="-1.09809970839905" calcext:value-type="float">
            <text:p>-1.098</text:p>
          </table:table-cell>
          <table:table-cell table:style-name="ce3" table:formula="of:=(10^([.$I11]*(1 - (1/(1 + [.$T11]/100)))) - 1) * 100" office:value-type="float" office:value="8.66496993375765" calcext:value-type="float">
            <text:p>8.665</text:p>
          </table:table-cell>
          <table:table-cell table:style-name="ce4" table:formula="of:=[.U11]-[.O11]" office:value-type="float" office:value="0" calcext:value-type="float">
            <text:p>0.000</text:p>
          </table:table-cell>
          <table:table-cell table:style-name="ce4" table:formula="of:=[.V11]-[.P11]" office:value-type="float" office:value="-0.117129331528744" calcext:value-type="float">
            <text:p>-0.117</text:p>
          </table:table-cell>
          <table:table-cell table:style-name="ce4" table:formula="of:=[.W11]-[.Q11]" office:value-type="float" office:value="-0.41773330492363" calcext:value-type="float">
            <text:p>-0.418</text:p>
          </table:table-cell>
          <table:table-cell table:style-name="ce5" table:formula="of:=([.U11]-[.O11])/[.O11]" office:value-type="percentage" office:value="0" calcext:value-type="percentage">
            <text:p>0.00%</text:p>
          </table:table-cell>
          <table:table-cell table:style-name="ce5" table:formula="of:=([.V11]-[.P11])/[.P11]" office:value-type="percentage" office:value="0.119401497018121" calcext:value-type="percentage">
            <text:p>11.94%</text:p>
          </table:table-cell>
          <table:table-cell table:style-name="ce5" table:formula="of:=([.W11]-[.Q11])/[.Q11]" office:value-type="percentage" office:value="-0.045992178093477" calcext:value-type="percentage">
            <text:p>-4.60%</text:p>
          </table:table-cell>
          <table:table-cell office:value-type="float" office:value="1.34154902422434" calcext:value-type="float">
            <text:p>1.342</text:p>
          </table:table-cell>
          <table:table-cell office:value-type="float" office:value="1.08866319280224" calcext:value-type="float">
            <text:p>1.089</text:p>
          </table:table-cell>
          <table:table-cell office:value-type="float" office:value="1.66776727689999" calcext:value-type="float">
            <text:p>1.668</text:p>
          </table:table-cell>
          <table:table-cell office:value-type="float" office:value="-3.06213812439526" calcext:value-type="float">
            <text:p>-3.062</text:p>
          </table:table-cell>
          <table:table-cell office:value-type="float" office:value="-5.07020502464917" calcext:value-type="float">
            <text:p>-5.070</text:p>
          </table:table-cell>
          <table:table-cell office:value-type="float" office:value="-0.816275637175098" calcext:value-type="float">
            <text:p>-0.816</text:p>
          </table:table-cell>
          <table:table-cell office:value-type="float" office:value="-6.54486631852799" calcext:value-type="float">
            <text:p>-6.545</text:p>
          </table:table-cell>
          <table:table-cell office:value-type="float" office:value="-10.634800468266" calcext:value-type="float">
            <text:p>-10.635</text:p>
          </table:table-cell>
          <table:table-cell office:value-type="float" office:value="-1.84451611598093" calcext:value-type="float">
            <text:p>-1.845</text:p>
          </table:table-cell>
          <table:table-cell table:style-name="ce3" table:formula="of:=(10^([.$I11]*(1 - (1/(1 + [.$AJ11]/100)))) - 1) * 100" office:value-type="float" office:value="-2.87718704800131" calcext:value-type="float">
            <text:p>-2.877</text:p>
          </table:table-cell>
          <table:table-cell table:style-name="ce3" table:formula="of:=(10^([.$I11]*(1 - (1/(1 + [.$AK11]/100)))) - 1) * 100" office:value-type="float" office:value="-4.83980149364048" calcext:value-type="float">
            <text:p>-4.840</text:p>
          </table:table-cell>
          <table:table-cell table:style-name="ce3" table:formula="of:=(10^([.$I11]*(1 - (1/(1 + [.$AL11]/100)))) - 1) * 100" office:value-type="float" office:value="-0.780301386545246" calcext:value-type="float">
            <text:p>-0.780</text:p>
          </table:table-cell>
          <table:table-cell table:style-name="ce4" table:formula="of:=[.AM11]-[.AG11]" office:value-type="float" office:value="0.184951076393954" calcext:value-type="float">
            <text:p>0.185</text:p>
          </table:table-cell>
          <table:table-cell table:style-name="ce4" table:formula="of:=[.AN11]-[.AH11]" office:value-type="float" office:value="0.230403531008688" calcext:value-type="float">
            <text:p>0.230</text:p>
          </table:table-cell>
          <table:table-cell table:style-name="ce4" table:formula="of:=[.AO11]-[.AI11]" office:value-type="float" office:value="0.0359742506298523" calcext:value-type="float">
            <text:p>0.036</text:p>
          </table:table-cell>
          <table:table-cell table:style-name="ce5" table:formula="of:=([.AM11]-[.AG11])/[.AG11]" office:value-type="percentage" office:value="-0.0603993252036858" calcext:value-type="percentage">
            <text:p>-6.04%</text:p>
          </table:table-cell>
          <table:table-cell table:style-name="ce5" table:formula="of:=([.AN11]-[.AH11])/[.AH11]" office:value-type="percentage" office:value="-0.0454426457882007" calcext:value-type="percentage">
            <text:p>-4.54%</text:p>
          </table:table-cell>
          <table:table-cell table:style-name="ce5" table:formula="of:=([.AO11]-[.AI11])/[.AI11]" office:value-type="percentage" office:value="-0.0440712046170447" calcext:value-type="percentage">
            <text:p>-4.41%</text:p>
          </table:table-cell>
          <table:table-cell table:number-columns-repeated="1633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17"/>
          <table:table-cell table:number-columns-repeated="6"/>
          <table:table-cell table:style-name="Default" table:number-columns-repeated="1634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1T18:13:50.126135563</dc:date>
    <meta:editing-duration>PT1H55S</meta:editing-duration>
    <meta:editing-cycles>3</meta:editing-cycles>
    <meta:generator>LibreOffice/7.4.4.2$Linux_X86_64 LibreOffice_project/40$Build-2</meta:generator>
    <meta:document-statistic meta:table-count="1" meta:cell-count="452" meta:object-count="0"/>
  </office:meta>
</office:document-meta>
</file>